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ubtitle">
      <style:paragraph-properties fo:text-align="center" style:justify-single-word="fals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9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1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1bbce9" officeooo:paragraph-rsid="001bbce9" style:font-name-asian="Arial1" style:font-size-asian="11pt" style:font-name-complex="Arial1" style:font-size-complex="11pt"/>
    </style:style>
    <style:style style:name="P13" style:family="paragraph" style:parent-style-name="Heading_20_2">
      <style:paragraph-properties fo:text-align="start" style:justify-single-word="false"/>
    </style:style>
    <style:style style:name="P14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5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>
      <style:text-properties fo:font-style="italic" style:font-style-asian="italic"/>
    </style:style>
    <style:style style:name="P17" style:family="paragraph" style:parent-style-name="Heading_20_1">
      <style:paragraph-properties fo:text-align="start" style:justify-single-word="false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style="italic" style:font-style-asian="italic"/>
    </style:style>
    <style:style style:name="T5" style:family="text">
      <style:text-properties style:font-name="Arial" fo:font-size="11pt" style:font-name-asian="Arial1" style:font-size-asian="11pt" style:font-name-complex="Arial1" style:font-size-complex="11pt"/>
    </style:style>
    <style:style style:name="T6" style:family="text">
      <style:text-properties officeooo:rsid="001c4ee7"/>
    </style:style>
    <style:style style:name="T7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cwuvn3ny1gac"/>Rapport<text:span text:style-name="T1"> d’optimisation</text:span></text:p>
      <text:p text:style-name="P2"/>
      <text:p text:style-name="P3"><text:bookmark text:name="_x2q7u333p8ft"/>NOM_DU_CLIENT</text:p>
      <text:p text:style-name="P4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2">I - Comparatif avant et après optimisation</text:span></text:a><text:span text:style-name="T2"><text:tab/>2</text:span></text:p>
          <text:p text:style-name="P7"><text:a xlink:type="simple" xlink:href="#_75j88ale97cb" text:style-name="Index_20_Link" text:visited-style-name="Index_20_Link"><text:span text:style-name="T2">II - Détails des optimisations effectuées</text:span></text:a><text:span text:style-name="T2"><text:tab/>2</text:span></text:p>
          <text:p text:style-name="P8"><text:a xlink:type="simple" xlink:href="#_uxfyskso5n4s" text:style-name="Index_20_Link" text:visited-style-name="Index_20_Link"><text:span text:style-name="T3">1 - Les images</text:span></text:a><text:span text:style-name="T3"><text:tab/>2</text:span></text:p>
          <text:p text:style-name="P8"><text:a xlink:type="simple" xlink:href="#_xkbpxkl6umhk" text:style-name="Index_20_Link" text:visited-style-name="Index_20_Link"><text:span text:style-name="T3">2 - …</text:span></text:a><text:span text:style-name="T3"><text:tab/>2</text:span></text:p>
          <text:p text:style-name="P7"><text:a xlink:type="simple" xlink:href="#_r7gkf09frlj5" text:style-name="Index_20_Link" text:visited-style-name="Index_20_Link"><text:span text:style-name="T2">III - Accessibilité du site</text:span></text:a><text:span text:style-name="T2"><text:tab/>2</text:span></text:p>
          <text:p text:style-name="P7"><text:a xlink:type="simple" xlink:href="#_s89pup9bbtic" text:style-name="Index_20_Link" text:visited-style-name="Index_20_Link"><text:span text:style-name="T2">IV - Détails de réalisation additionnelles à la demande du client</text:span></text:a><text:span text:style-name="T2"><text:tab/>2</text:span></text:p>
          <text:p text:style-name="P8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2">Annexe</text:span></text:a><text:span text:style-name="T2"><text:tab/>3</text:span></text:p>
          <text:p text:style-name="P9"><text:a xlink:type="simple" xlink:href="#_3m019n8dyixe" text:style-name="Index_20_Link" text:visited-style-name="Index_20_Link"><text:span text:style-name="T3">Rapport complet de l’audit Lighthouse</text:span></text:a><text:span text:style-name="T3"><text:tab/>3</text:span></text:p>
        </text:index-body>
      </text:table-of-content>
      <text:p text:style-name="P10"/>
      <text:p text:style-name="P10"/>
      <text:p text:style-name="P10"/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1"><text:bookmark text:name="_n8jvrnml41oj"/>I - Comparatif avant et après optimisation</text:p>
      <text:p text:style-name="P2"/>
      <text:p text:style-name="P2">Score Lighthouse avant optimisation : </text:p>
      <text:p text:style-name="P2"/>
      <text:p text:style-name="P5">[<text:span text:style-name="T4">Insérer ici une capture des scores Lighthouse avant optimisation</text:span><text:span text:style-name="T5">]</text:span></text:p>
      <text:p text:style-name="P2"/>
      <text:p text:style-name="P2">Score Lighthouse après optimisation :</text:p>
      <text:p text:style-name="P2"/>
      <text:p text:style-name="Standard">[<text:span text:style-name="T4">Insérer ici une capture des scores Lighthouse après optimisation</text:span>]</text:p>
      <text:p text:style-name="P2"/>
      <text:p text:style-name="P12">webP <text:span text:style-name="T6">logiciel pour la compression</text:span></text:p>
      <text:p text:style-name="P2"/>
      <text:p text:style-name="P11"><text:bookmark text:name="_75j88ale97cb"/>II - Détails des optimisations effectuées</text:p>
      <text:p text:style-name="P13"><text:bookmark text:name="_uxfyskso5n4s"/><text:span text:style-name="T1">1 - Les </text:span>i<text:span text:style-name="T1">mages</text:span></text:p>
      <text:p text:style-name="P5"><text:span text:style-name="T5">Le projet comporte originalement </text:span><text:span text:style-name="T7">XX</text:span><text:span text:style-name="T5"> images pour un poids total de </text:span><text:span text:style-name="T7">XX</text:span><text:span text:style-name="T5">MB. Nous avons effectué les modifications suivantes aux images :</text:span></text:p>
      <text:list text:style-name="WWNum1">
        <text:list-item>
          <text:p text:style-name="P14">…</text:p>
        </text:list-item>
        <text:list-item>
          <text:p text:style-name="P14">…</text:p>
        </text:list-item>
        <text:list-item>
          <text:p text:style-name="P14">…</text:p>
        </text:list-item>
      </text:list>
      <text:p text:style-name="P5"><text:span text:style-name="T5">Après les modifications, le poids total des images est de </text:span><text:span text:style-name="T7">XX</text:span><text:span text:style-name="T5">MB soit un gain de </text:span><text:span text:style-name="T7">XX</text:span>%.</text:p>
      <text:p text:style-name="P2"/>
      <text:p text:style-name="P15"><text:bookmark text:name="_xkbpxkl6umhk"/>2 - …</text:p>
      <text:p text:style-name="Heading_20_1"><text:bookmark text:name="_r7gkf09frlj5"/>III - Accessibilité du site</text:p>
      <text:p text:style-name="P16">[Insérer une capture de la page du site avec l’extension Wave]</text:p>
      <text:p text:style-name="Standard"/>
      <text:p text:style-name="P16">[Lister les modifications faites pour valider l’accessibilité]</text:p>
      <text:p text:style-name="P17"><text:bookmark text:name="_s89pup9bbtic"/>IV<text:span text:style-name="T1"> - Détails de réalisation additionnelles à la demande du client</text:span></text:p>
      <text:p text:style-name="Heading_20_2"><text:bookmark text:name="_gt5hgt2h0fn6"/>1 - …</text:p>
      <text:p text:style-name="Standard"/>
      <text:p text:style-name="Standard"/>
      <text:p text:style-name="Heading_20_1"><text:bookmark text:name="_w04kirgfeg7j"/><text:soft-page-break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10-22T10:16:41.083813900</dc:date>
    <meta:editing-duration>PT2M14S</meta:editing-duration>
    <meta:editing-cycles>2</meta:editing-cycles>
    <meta:document-statistic meta:table-count="0" meta:image-count="0" meta:object-count="0" meta:page-count="3" meta:paragraph-count="34" meta:word-count="200" meta:character-count="1149" meta:non-whitespace-character-count="985"/>
  </office:meta>
</office:document-meta>
</file>